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6cm" svg:stroke-color="#ff8000" draw:marker-start-width="1.095cm" draw:marker-end-width="1.095cm" svg:stroke-linecap="butt" draw:fill-color="#808080" draw:textarea-horizontal-align="justify" draw:textarea-vertical-align="middle" draw:auto-grow-height="false" fo:min-height="5.196cm" fo:min-width="4.946cm" fo:padding-top="0.42cm" fo:padding-bottom="0.42cm" fo:padding-left="0.545cm" fo:padding-right="0.545cm"/>
    </style:style>
    <style:style style:name="P1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2T17:23:44.811424790</dc:date>
    <meta:editing-duration>PT12M27S</meta:editing-duration>
    <meta:editing-cycles>7</meta:editing-cycles>
    <meta:generator>LibreOffice/7.3.7.2$Linux_X86_64 LibreOffice_project/30$Build-2</meta:generator>
    <meta:document-statistic meta:object-count="1"/>
  </office:meta>
</office:document-meta>
</file>